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22-11-02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21-07-15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20-11-1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2348" calcext:value-type="float">
            <text:p>55.36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65291428572" calcext:value-type="float">
            <text:p>55.396529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86986206897" calcext:value-type="float">
            <text:p>55.408698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33009655172" calcext:value-type="float">
            <text:p>55.393300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5582857143" calcext:value-type="float">
            <text:p>55.35755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9928275862" calcext:value-type="float">
            <text:p>55.318992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0782857143" calcext:value-type="float">
            <text:p>55.32707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27613793103" calcext:value-type="float">
            <text:p>55.33276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8435555556" calcext:value-type="float">
            <text:p>55.333843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12747586207" calcext:value-type="float">
            <text:p>55.341274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9764" calcext:value-type="float">
            <text:p>55.360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3684" calcext:value-type="float">
            <text:p>55.38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3308" calcext:value-type="float">
            <text:p>55.42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6328" calcext:value-type="float">
            <text:p>55.4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29748571429" calcext:value-type="float">
            <text:p>55.44297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82432" calcext:value-type="float">
            <text:p>55.43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38754285714" calcext:value-type="float">
            <text:p>55.46387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0392" calcext:value-type="float">
            <text:p>55.4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2452" calcext:value-type="float">
            <text:p>55.43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1568" calcext:value-type="float">
            <text:p>55.4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6328" calcext:value-type="float">
            <text:p>55.4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1248" calcext:value-type="float">
            <text:p>55.4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5152" calcext:value-type="float">
            <text:p>55.4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3973333333" calcext:value-type="float">
            <text:p>55.41839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020672" calcext:value-type="float">
            <text:p>55.390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88597142857" calcext:value-type="float">
            <text:p>55.42885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0768" calcext:value-type="float">
            <text:p>55.4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5428571429" calcext:value-type="float">
            <text:p>55.4155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87546666667" calcext:value-type="float">
            <text:p>55.3987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39942222222" calcext:value-type="float">
            <text:p>55.353994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1184285714" calcext:value-type="float">
            <text:p>55.376118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33173333333" calcext:value-type="float">
            <text:p>55.41331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0573793103" calcext:value-type="float">
            <text:p>55.415057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1235555556" calcext:value-type="float">
            <text:p>55.415123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0616" calcext:value-type="float">
            <text:p>55.43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1703225806" calcext:value-type="float">
            <text:p>55.4401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19592" calcext:value-type="float">
            <text:p>55.45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96873548387" calcext:value-type="float">
            <text:p>55.45968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11184" calcext:value-type="float">
            <text:p>55.48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6503225807" calcext:value-type="float">
            <text:p>55.4706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22929032258" calcext:value-type="float">
            <text:p>55.4622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52968" calcext:value-type="float">
            <text:p>55.43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7359483871" calcext:value-type="float">
            <text:p>55.41735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17408" calcext:value-type="float">
            <text:p>55.43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1460645161" calcext:value-type="float">
            <text:p>55.41814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26096551724" calcext:value-type="float">
            <text:p>55.43260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9569032258" calcext:value-type="float">
            <text:p>55.44095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3079483871" calcext:value-type="float">
            <text:p>55.46307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01888" calcext:value-type="float">
            <text:p>55.46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16335483871" calcext:value-type="float">
            <text:p>55.4716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55304" calcext:value-type="float">
            <text:p>55.475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6688516129" calcext:value-type="float">
            <text:p>55.45668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6353548387" calcext:value-type="float">
            <text:p>55.42463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99832" calcext:value-type="float">
            <text:p>55.38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96614193548" calcext:value-type="float">
            <text:p>55.39966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09432" calcext:value-type="float">
            <text:p>55.45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56850322581" calcext:value-type="float">
            <text:p>55.46568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7825714286" calcext:value-type="float">
            <text:p>55.46478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69718709677" calcext:value-type="float">
            <text:p>55.48697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3744516129" calcext:value-type="float">
            <text:p>55.523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28836" calcext:value-type="float">
            <text:p>55.532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9989677419" calcext:value-type="float">
            <text:p>55.54399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46692" calcext:value-type="float">
            <text:p>55.544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571612903" calcext:value-type="float">
            <text:p>55.53765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515483871" calcext:value-type="float">
            <text:p>55.5225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97544" calcext:value-type="float">
            <text:p>55.48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69024516129" calcext:value-type="float">
            <text:p>55.4969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0336" calcext:value-type="float">
            <text:p>55.5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9840516129" calcext:value-type="float">
            <text:p>55.5298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40008571429" calcext:value-type="float">
            <text:p>55.52400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5669677419" calcext:value-type="float">
            <text:p>55.51656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28328" calcext:value-type="float">
            <text:p>55.53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77282758621" calcext:value-type="float">
            <text:p>55.52772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6084" calcext:value-type="float">
            <text:p>55.53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4755862069" calcext:value-type="float">
            <text:p>55.555475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12596363637" calcext:value-type="float">
            <text:p>55.5212596363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44152" calcext:value-type="float">
            <text:p>55.54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3382068966" calcext:value-type="float">
            <text:p>55.507338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28608" calcext:value-type="float">
            <text:p>55.50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16474482759" calcext:value-type="float">
            <text:p>55.511647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0208" calcext:value-type="float">
            <text:p>55.51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8137777778" calcext:value-type="float">
            <text:p>55.504813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94496" calcext:value-type="float">
            <text:p>55.48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3892" calcext:value-type="float">
            <text:p>55.52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7857777778" calcext:value-type="float">
            <text:p>55.534785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22097142857" calcext:value-type="float">
            <text:p>55.56220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65733333333" calcext:value-type="float">
            <text:p>55.55657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33922857143" calcext:value-type="float">
            <text:p>55.55339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742" calcext:value-type="float">
            <text:p>55.55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70155555556" calcext:value-type="float">
            <text:p>55.56701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69548571429" calcext:value-type="float">
            <text:p>55.53695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05617777778" calcext:value-type="float">
            <text:p>55.52056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89043636364" calcext:value-type="float">
            <text:p>55.518904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04773333333" calcext:value-type="float">
            <text:p>55.55047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70906666667" calcext:value-type="float">
            <text:p>55.54709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23531428571" calcext:value-type="float">
            <text:p>55.51235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8548" calcext:value-type="float">
            <text:p>55.43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8652" calcext:value-type="float">
            <text:p>55.50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6106413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